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3" style:parent-style-name="DefaultParagraphFont" style:family="text">
      <style:text-properties style:font-name="Monospace" fo:color="#000000" fo:font-size="10pt" style:font-size-asian="10pt" fo:background-color="#E8F2FE"/>
    </style:style>
    <style:style style:name="T4" style:parent-style-name="DefaultParagraphFont" style:family="text">
      <style:text-properties fo:color="#000000" fo:font-size="10pt" style:font-size-asian="10pt" fo:background-color="#E8F2FE"/>
    </style:style>
    <style:style style:name="T5" style:parent-style-name="DefaultParagraphFont" style:family="text">
      <style:text-properties fo:color="#000000" fo:background-color="#E8F2FE"/>
    </style:style>
    <style:style style:name="T6" style:parent-style-name="DefaultParagraphFont" style:family="text">
      <style:text-properties fo:color="#000000" fo:background-color="#E8F2FE"/>
    </style:style>
    <style:style style:name="T7" style:parent-style-name="DefaultParagraphFont" style:family="text">
      <style:text-properties fo:color="#000000" fo:background-color="#E8F2FE"/>
    </style:style>
    <style:style style:name="T8" style:parent-style-name="DefaultParagraphFont" style:family="text">
      <style:text-properties fo:color="#000000" fo:background-color="#E8F2FE"/>
    </style:style>
    <style:style style:name="T9" style:parent-style-name="DefaultParagraphFont" style:family="text">
      <style:text-properties fo:color="#000000" fo:background-color="#E8F2FE"/>
    </style:style>
    <style:style style:name="T10" style:parent-style-name="DefaultParagraphFont" style:family="text">
      <style:text-properties fo:color="#000000" fo:background-color="#E8F2FE"/>
    </style:style>
    <style:style style:name="T11" style:parent-style-name="DefaultParagraphFont" style:family="text">
      <style:text-properties fo:color="#000000" fo:background-color="#E8F2FE"/>
    </style:style>
    <style:style style:name="T12" style:parent-style-name="DefaultParagraphFont" style:family="text">
      <style:text-properties fo:color="#000000" fo:background-color="#E8F2FE"/>
    </style:style>
    <style:style style:name="P13" style:parent-style-name="Standard" style:family="paragraph">
      <style:text-properties fo:color="#000000" fo:background-color="#E8F2FE"/>
    </style:style>
    <style:style style:name="P14" style:parent-style-name="Standard" style:family="paragraph">
      <style:text-properties fo:color="#000000" fo:background-color="#E8F2FE"/>
    </style:style>
    <style:style style:name="P15" style:parent-style-name="Standard" style:family="paragraph">
      <style:text-properties fo:color="#000000" fo:background-color="#E8F2FE"/>
    </style:style>
    <style:style style:name="P16" style:parent-style-name="Standard" style:family="paragraph">
      <style:text-properties fo:color="#000000" fo:background-color="#E8F2FE"/>
    </style:style>
    <style:style style:name="P17" style:parent-style-name="Standard" style:family="paragraph">
      <style:text-properties fo:color="#000000" fo:background-color="#E8F2FE"/>
    </style:style>
    <style:style style:name="P18" style:parent-style-name="Standard" style:family="paragraph">
      <style:text-properties fo:color="#000000" fo:background-color="#E8F2FE"/>
    </style:style>
    <style:style style:name="T19" style:parent-style-name="DefaultParagraphFont" style:family="text">
      <style:text-properties fo:color="#000000" fo:background-color="#E8F2FE"/>
    </style:style>
  </office:automatic-styles>
  <office:body>
    <office:text text:use-soft-page-breaks="true">
      <text:p text:style-name="P1">CSE 21 Lab 8<text:s/>Questions</text:p>
      <text:p text:style-name="Standard"/>
      <text:p text:style-name="Standard">1.) Declare a variable as a double and then</text:p>
      <text:p text:style-name="Standard"/>
      <text:p text:style-name="Standard">2.)<text:s/><text:span text:style-name="T2">int</text:span><text:span text:style-name="T3">[] arri0 = {10, 9, 8, 7, 6, 5, 4, 3, 2, 1};</text:span></text:p>
      <text:p text:style-name="Standard"/>
      <text:p text:style-name="Standard"><text:span text:style-name="T4">3.) Scope is declared in the else temp. You need it to be in the “if” scope.</text:span></text:p>
      <text:p text:style-name="Standard"/>
      <text:p text:style-name="Standard"/>
      <text:p text:style-name="Standard"><text:span text:style-name="T5">4.) Total belongs in the for loop scope.</text:span></text:p>
      <text:p text:style-name="Standard"/>
      <text:p text:style-name="Standard"><text:span text:style-name="T6">5.) “i value is 0” “i val</text:span><text:span text:style-name="T7">ue is 1” “i value is 2” <text:s/>all the way up to nine. It prints out like this because it is in a for loop until it reaches the value 9.</text:span></text:p>
      <text:p text:style-name="Standard"/>
      <text:p text:style-name="Standard"><text:span text:style-name="T8">6.) <text:s/>The logical error is that Cheese is not declared as a construct. You have to put in your cheese file from your previous</text:span><text:span text:style-name="T9"><text:s/>lab because it is calling out for the function cheese.</text:span></text:p>
      <text:p text:style-name="Standard"/>
      <text:p text:style-name="Standard"><text:span text:style-name="T10">7.) There is one object and six pointers.</text:span></text:p>
      <text:p text:style-name="Standard"/>
      <text:p text:style-name="Standard"><text:span text:style-name="T11">8.) The part that is redundant is the else scope.</text:span></text:p>
      <text:p text:style-name="Standard"/>
      <text:p text:style-name="Standard"><text:span text:style-name="T12">9.) In order to reduce it you just delete that scope.</text:span></text:p>
      <text:p text:style-name="Standard"/>
      <text:p text:style-name="P13">10.)<text:s/>In order to figure out what number was first entered we would have to store it in a variable in this case, x.<text:s/></text:p>
      <text:p text:style-name="P14"/>
      <text:p text:style-name="P15">11.) A constructor changes the value of a variable. It takes it different types or objects.<text:s/></text:p>
      <text:p text:style-name="P16"/>
      <text:p text:style-name="P17">12.) It is showing that we are pointing to that display.<text:s/></text:p>
      <text:p text:style-name="P18"/>
      <text:p text:style-name="Standard"><text:span text:style-name="T19">13.) There would be an error because there is no value in that index. It is basically pointing to nothing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ny Xiong</dc:creator>
    <meta:creation-date>2017-03-23T17:37:00Z</meta:creation-date>
    <dc:date>2017-04-04T07:34:00Z</dc:date>
    <meta:template xlink:href="Normal.dotm" xlink:type="simple"/>
    <meta:editing-cycles>2</meta:editing-cycles>
    <meta:editing-duration>PT180S</meta:editing-duration>
    <meta:document-statistic meta:page-count="1" meta:paragraph-count="2" meta:word-count="165" meta:character-count="1105" meta:row-count="7" meta:non-whitespace-character-count="942"/>
  </office:meta>
</office:document-meta>
</file>